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3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Comment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1">
            <text:p>9.1</text:p>
          </table:table-cell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832.86">
            <text:p>832.86</text:p>
          </table:table-cell>
          <table:table-cell office:value-type="float" office:value="449.27">
            <text:p>449.27</text:p>
          </table:table-cell>
          <table:table-cell table:formula="of:=+[.H2]/[.G2]" office:value-type="percentage" office:value="0.539430396465192">
            <text:p>53.94%</text:p>
          </table:table-cell>
        </table:table-row>
        <table:table-row table:style-name="ro3">
          <table:table-cell office:value-type="string">
            <text:p>Nem_02</text:p>
          </table:table-cell>
          <table:table-cell office:value-type="float" office:value="13">
            <text:p>13</text:p>
          </table:table-cell>
          <table:table-cell office:value-type="float" office:value="138.5">
            <text:p>138.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Trichodoridae </text:p>
          </table:table-cell>
          <table:table-cell office:value-type="string">
            <text:p>damaged</text:p>
          </table:table-cell>
          <table:table-cell office:value-type="float" office:value="817.81">
            <text:p>817.81</text:p>
          </table:table-cell>
          <table:table-cell table:number-columns-repeated="2"/>
        </table:table-row>
        <table:table-row table:style-name="ro3">
          <table:table-cell office:value-type="string">
            <text:p>Nem_03</text:p>
          </table:table-cell>
          <table:table-cell office:value-type="float" office:value="13.5">
            <text:p>13.5</text:p>
          </table:table-cell>
          <table:table-cell office:value-type="float" office:value="135.5">
            <text:p>135.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Trichodoridae </text:p>
          </table:table-cell>
          <table:table-cell office:value-type="string">
            <text:p>Chck F</text:p>
          </table:table-cell>
          <table:table-cell office:value-type="float" office:value="717.49">
            <text:p>717.49</text:p>
          </table:table-cell>
          <table:table-cell office:value-type="float" office:value="425.14">
            <text:p>425.14</text:p>
          </table:table-cell>
          <table:table-cell table:formula="of:=+[.H4]/[.G4]" office:value-type="percentage" office:value="0.592537875092336">
            <text:p>59.25%</text:p>
          </table:table-cell>
        </table:table-row>
        <table:table-row table:style-name="ro2">
          <table:table-cell office:value-type="string">
            <text:p>Nem_04</text:p>
          </table:table-cell>
          <table:table-cell office:value-type="float" office:value="14.1">
            <text:p>14.1</text:p>
          </table:table-cell>
          <table:table-cell office:value-type="float" office:value="136.9">
            <text:p>136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591.88">
            <text:p>591.88</text:p>
          </table:table-cell>
          <table:table-cell table:number-columns-repeated="2"/>
        </table:table-row>
        <table:table-row table:style-name="ro3">
          <table:table-cell office:value-type="string">
            <text:p>Nem_05</text:p>
          </table:table-cell>
          <table:table-cell office:value-type="float" office:value="15.5">
            <text:p>15.5</text:p>
          </table:table-cell>
          <table:table-cell office:value-type="float" office:value="137.1">
            <text:p>137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richodoridae </text:p>
          </table:table-cell>
          <table:table-cell office:value-type="string">
            <text:p>good</text:p>
          </table:table-cell>
          <table:table-cell office:value-type="float" office:value="753.69">
            <text:p>753.69</text:p>
          </table:table-cell>
          <table:table-cell office:value-type="float" office:value="450.05">
            <text:p>450.05</text:p>
          </table:table-cell>
          <table:table-cell table:formula="of:=+[.H6]/[.G6]" office:value-type="percentage" office:value="0.597128793005082">
            <text:p>59.71%</text:p>
          </table:table-cell>
        </table:table-row>
        <table:table-row table:style-name="ro2">
          <table:table-cell office:value-type="string">
            <text:p>Nem_06</text:p>
          </table:table-cell>
          <table:table-cell office:value-type="float" office:value="16.1">
            <text:p>16.1</text:p>
          </table:table-cell>
          <table:table-cell office:value-type="float" office:value="138.9">
            <text:p>138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548.42">
            <text:p>548.42</text:p>
          </table:table-cell>
          <table:table-cell table:number-columns-repeated="2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9/05/2022</text:date>, <text:time>14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09T14:34:24.13</dc:date>
    <dc:creator>Lawrence Perepolkin</dc:creator>
    <meta:editing-duration>PT16H39M36S</meta:editing-duration>
    <meta:editing-cycles>14</meta:editing-cycles>
    <meta:generator>OpenOffice/4.1.11$Win32 OpenOffice.org_project/4111m1$Build-9808</meta:generator>
    <meta:document-statistic meta:table-count="3" meta:cell-count="79" meta:object-count="0"/>
  </office:meta>
</office:document-meta>
</file>